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37cm" svg:height="4.191cm" svg:x="2.143cm" svg:y="4.302cm">
          <text:p text:style-name="P1"><text:span text:style-name="T1">Is there an </text:span></text:p>
          <text:p text:style-name="P1"><text:span text:style-name="T1">Sd car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937cm" svg:height="4.191cm" svg:x="2.27cm" svg:y="9.382cm">
          <text:p text:style-name="P1"><text:span text:style-name="T1">Is there a correct</text:span></text:p>
          <text:p text:style-name="P1"><text:span text:style-name="T1">Tok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937cm" svg:height="4.191cm" svg:x="2.143cm" svg:y="18.78cm">
          <text:p text:style-name="P1"><text:span text:style-name="T1">Is it wri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3.937cm" svg:height="4.191cm" svg:x="2.143cm" svg:y="14.335cm">
          <text:p text:style-name="P1"><text:span text:style-name="T1">Is it rea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048cm" svg:y1="8.366cm" svg:x2="4.302cm" svg:y2="9.509cm">
          <text:p/>
        </draw:line>
        <draw:line draw:style-name="gr2" draw:text-style-name="P1" draw:layer="layout" svg:x1="4.175cm" svg:y1="13.573cm" svg:x2="4.175cm" svg:y2="14.335cm">
          <text:p/>
        </draw:line>
        <draw:line draw:style-name="gr2" draw:text-style-name="P1" draw:layer="layout" svg:x1="4.175cm" svg:y1="18.526cm" svg:x2="4.175cm" svg:y2="18.78cm">
          <text:p/>
        </draw:line>
        <draw:frame draw:style-name="gr3" draw:layer="layout" svg:width="1.535cm" svg:height="0.962cm" svg:x="4.556cm" svg:y="8.493cm">
          <draw:text-box>
            <text:p>Yes</text:p>
          </draw:text-box>
        </draw:frame>
        <draw:frame draw:style-name="gr3" draw:layer="layout" svg:width="1.535cm" svg:height="0.962cm" svg:x="4.545cm" svg:y="13.246cm">
          <draw:text-box>
            <text:p>Yes</text:p>
          </draw:text-box>
        </draw:frame>
        <draw:frame draw:style-name="gr3" draw:layer="layout" svg:width="1.311cm" svg:height="0.962cm" svg:x="4.81cm" svg:y="18.453cm">
          <draw:text-box>
            <text:p>No</text:p>
          </draw:text-box>
        </draw:frame>
        <draw:custom-shape draw:style-name="gr1" draw:text-style-name="P2" xml:id="id2" draw:id="id2" draw:layer="layout" svg:width="3.937cm" svg:height="4.191cm" svg:x="5.064cm" svg:y="21.701cm">
          <text:p text:style-name="P1"><text:span text:style-name="T1">Did it finish </text:span></text:p>
          <text:p text:style-name="P1"><text:span text:style-name="T1">Correctl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937cm" svg:height="4.191cm" svg:x="11.033cm" svg:y="21.701cm">
          <text:p text:style-name="P1"><text:span text:style-name="T1">Go to Id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175cm" svg:y1="22.971cm" svg:x2="5.064cm" svg:y2="23.86cm">
          <text:p/>
        </draw:line>
        <draw:line draw:style-name="gr2" draw:text-style-name="P1" draw:layer="layout" svg:x1="9.001cm" svg:y1="23.733cm" svg:x2="11.033cm" svg:y2="23.86cm">
          <text:p/>
        </draw:line>
        <draw:frame draw:style-name="gr3" draw:layer="layout" svg:width="1.535cm" svg:height="0.962cm" svg:x="4.302cm" svg:y="22.136cm">
          <draw:text-box>
            <text:p>Yes</text:p>
          </draw:text-box>
        </draw:frame>
        <draw:frame draw:style-name="gr3" draw:layer="layout" svg:width="1.535cm" svg:height="0.962cm" svg:x="9.244cm" svg:y="22.971cm">
          <draw:text-box>
            <text:p>Yes</text:p>
          </draw:text-box>
        </draw:frame>
        <draw:custom-shape draw:style-name="gr1" draw:text-style-name="P2" draw:layer="layout" svg:width="3.937cm" svg:height="4.191cm" svg:x="12.176cm" svg:y="15.224cm">
          <text:p text:style-name="P1"><text:span text:style-name="T1">Go to EID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937cm" svg:height="4.191cm" svg:x="8.366cm" svg:y="4.556cm">
          <text:p text:style-name="P1"><text:span text:style-name="T1">Go to Id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937cm" svg:height="4.191cm" svg:x="8.747cm" svg:y="9.382cm">
          <text:p text:style-name="P1"><text:span text:style-name="T1">Go to EID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.143cm" svg:y1="16.431cm" svg:x2="5.064cm" svg:y2="23.797cm" draw:start-shape="id1" draw:start-glue-point="5" draw:end-shape="id2" draw:end-glue-point="5" svg:d="M2143 16431h-502v7366h3423" svg:viewBox="0 0 3424 7367">
          <text:p/>
        </draw:connector>
        <draw:frame draw:style-name="gr3" draw:layer="layout" svg:width="1.535cm" svg:height="0.962cm" svg:x="1.127cm" svg:y="18.018cm">
          <draw:text-box>
            <text:p>Yes</text:p>
          </draw:text-box>
        </draw:frame>
        <draw:line draw:style-name="gr2" draw:text-style-name="P1" draw:layer="layout" svg:x1="6.207cm" svg:y1="20.812cm" svg:x2="12.049cm" svg:y2="17.256cm">
          <text:p/>
        </draw:line>
        <draw:frame draw:style-name="gr3" draw:layer="layout" svg:width="1.311cm" svg:height="0.962cm" svg:x="8.579cm" svg:y="19.342cm">
          <draw:text-box>
            <text:p>No</text:p>
          </draw:text-box>
        </draw:frame>
        <draw:line draw:style-name="gr2" draw:text-style-name="P1" draw:layer="layout" svg:x1="6.08cm" svg:y1="6.334cm" svg:x2="8.366cm" svg:y2="6.715cm">
          <text:p/>
        </draw:line>
        <draw:line draw:style-name="gr2" draw:text-style-name="P1" draw:layer="layout" svg:x1="6.207cm" svg:y1="11.668cm" svg:x2="9.001cm" svg:y2="11.414cm">
          <text:p/>
        </draw:line>
        <draw:line draw:style-name="gr2" draw:text-style-name="P1" draw:layer="layout" svg:x1="8.112cm" svg:y1="22.971cm" svg:x2="13.192cm" svg:y2="18.399cm">
          <text:p/>
        </draw:line>
        <draw:frame draw:style-name="gr3" draw:layer="layout" svg:width="1.311cm" svg:height="0.962cm" svg:x="11.119cm" svg:y="19.923cm">
          <draw:text-box>
            <text:p>No</text:p>
          </draw:text-box>
        </draw:frame>
        <draw:frame draw:style-name="gr3" draw:layer="layout" svg:width="1.311cm" svg:height="0.962cm" svg:x="6.547cm" svg:y="10.779cm">
          <draw:text-box>
            <text:p>No</text:p>
          </draw:text-box>
        </draw:frame>
        <draw:frame draw:style-name="gr3" draw:layer="layout" svg:width="1.311cm" svg:height="0.962cm" svg:x="6.42cm" svg:y="5.826cm">
          <draw:text-box>
            <text:p>No</text:p>
          </draw:text-box>
        </draw:frame>
        <draw:custom-shape draw:style-name="gr1" draw:text-style-name="P2" draw:layer="layout" svg:width="3.937cm" svg:height="4.191cm" svg:x="3.159cm" svg:y="0.111cm">
          <text:p text:style-name="P1"><text:span text:style-name="T1">Idle: is a </text:span></text:p>
          <text:p text:style-name="P1"><text:span text:style-name="T1">packet start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5.064cm" svg:y1="4.302cm" svg:x2="4.048cm" svg:y2="4.302cm">
          <text:p/>
        </draw:line>
        <draw:frame draw:style-name="gr3" draw:layer="layout" svg:width="1.535cm" svg:height="0.962cm" svg:x="2.778cm" svg:y="3.467cm">
          <draw:text-box>
            <text:p>Yes</text:p>
          </draw:text-box>
        </draw:frame>
        <draw:custom-shape draw:style-name="gr1" draw:text-style-name="P2" draw:layer="layout" svg:width="3.937cm" svg:height="4.191cm" svg:x="8.112cm" svg:y="-0.397cm">
          <text:p text:style-name="P1"><text:span text:style-name="T1">EIDLE: Did the</text:span></text:p>
          <text:p text:style-name="P1"><text:span text:style-name="T1">Packet finish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8.112cm" svg:y1="1.635cm" svg:x2="7.096cm" svg:y2="2.27cm">
          <text:p/>
        </draw:line>
        <draw:frame draw:style-name="gr3" draw:layer="layout" svg:width="1.535cm" svg:height="0.962cm" svg:x="6.704cm" svg:y="1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5-10-16T11:09:09.117081190</meta:creation-date>
    <dc:date>2015-10-25T17:13:26.270082576</dc:date>
    <dc:creator>Mentor Graphics</dc:creator>
    <meta:editing-duration>PT2M27S</meta:editing-duration>
    <meta:editing-cycles>3</meta:editing-cycles>
    <meta:generator>LibreOffice/4.2.8.2$Linux_X86_64 LibreOffice_project/420$Build-2</meta:generator>
    <meta:document-statistic meta:object-count="35"/>
  </office:meta>
</office:document-meta>
</file>